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4000001209C83B4C7A323528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elle4" style:family="table">
      <style:table-properties style:width="18cm" table:align="margins"/>
    </style:style>
    <style:style style:name="Tabelle4.A" style:family="table-column">
      <style:table-column-properties style:column-width="9.001cm" style:rel-column-width="3276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officeooo:rsid="003547bb" officeooo:paragraph-rsid="003547bb"/>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P12" style:family="paragraph" style:parent-style-name="Text_20_body">
      <style:text-properties officeooo:paragraph-rsid="0032395f"/>
    </style:style>
    <style:style style:name="P13" style:family="paragraph" style:parent-style-name="Text_20_body">
      <style:text-properties officeooo:paragraph-rsid="0033b8ce"/>
    </style:style>
    <style:style style:name="P14" style:family="paragraph" style:parent-style-name="Contents_20_1">
      <style:paragraph-properties>
        <style:tab-stops>
          <style:tab-stop style:position="18cm" style:type="right" style:leader-style="dotted" style:leader-text="."/>
        </style:tab-stops>
      </style:paragraph-properties>
    </style:style>
    <style:style style:name="P15" style:family="paragraph" style:parent-style-name="Contents_20_2">
      <style:paragraph-properties>
        <style:tab-stops>
          <style:tab-stop style:position="17.501cm" style:type="right" style:leader-style="dotted" style:leader-text="."/>
        </style:tab-stops>
      </style:paragraph-properties>
    </style:style>
    <style:style style:name="P16" style:family="paragraph" style:parent-style-name="Contents_20_3">
      <style:paragraph-properties>
        <style:tab-stops>
          <style:tab-stop style:position="17.002cm" style:type="right" style:leader-style="dotted" style:leader-text="."/>
        </style:tab-stops>
      </style:paragraph-properties>
    </style:style>
    <style:style style:name="P17" style:family="paragraph" style:parent-style-name="Text_20_body" style:master-page-name="Materialbogen_20_Anwendungsentwicklung">
      <style:paragraph-properties fo:margin-left="0cm" fo:margin-right="0cm" fo:margin-top="0cm" fo:margin-bottom="0.3cm" loext:contextual-spacing="false" fo:text-align="start" style:justify-single-word="false" fo:text-indent="0cm" style:auto-text-indent="false" style:page-number="auto"/>
      <style:text-properties fo:font-size="9pt" style:text-underline-style="none" fo:font-weight="bold" officeooo:paragraph-rsid="002b2416" style:font-weight-asian="normal" style:font-weight-complex="normal"/>
    </style:style>
    <style:style style:name="P18" style:family="paragraph" style:parent-style-name="Text_20_body">
      <style:text-properties officeooo:rsid="0035948b" officeooo:paragraph-rsid="0035948b"/>
    </style:style>
    <style:style style:name="P19" style:family="paragraph" style:parent-style-name="Text_20_body">
      <style:text-properties officeooo:rsid="0039afc9" officeooo:paragraph-rsid="0039afc9"/>
    </style:style>
    <style:style style:name="P20" style:family="paragraph" style:parent-style-name="Text_20_body">
      <style:text-properties officeooo:rsid="003b9a92" officeooo:paragraph-rsid="003b9a92"/>
    </style:style>
    <style:style style:name="P21" style:family="paragraph" style:parent-style-name="Text_20_body">
      <style:text-properties officeooo:rsid="003d5840" officeooo:paragraph-rsid="003d5840"/>
    </style:style>
    <style:style style:name="P22" style:family="paragraph" style:parent-style-name="Text_20_body">
      <style:text-properties officeooo:rsid="003e51ca" officeooo:paragraph-rsid="003e51ca"/>
    </style:style>
    <style:style style:name="P23" style:family="paragraph" style:parent-style-name="Table_20_Contents">
      <style:text-properties officeooo:rsid="003d5840" officeooo:paragraph-rsid="003d5840"/>
    </style:style>
    <style:style style:name="P24" style:family="paragraph" style:parent-style-name="Table_20_Contents">
      <style:text-properties officeooo:paragraph-rsid="003d5840"/>
    </style:style>
    <style:style style:name="P25" style:family="paragraph" style:parent-style-name="Heading_20_3">
      <style:text-properties officeooo:rsid="0033b8ce" officeooo:paragraph-rsid="0033b8ce"/>
    </style:style>
    <style:style style:name="P26" style:family="paragraph" style:parent-style-name="Heading_20_1">
      <style:text-properties officeooo:rsid="0033b8ce" officeooo:paragraph-rsid="0033b8ce"/>
    </style:style>
    <style:style style:name="P27" style:family="paragraph" style:parent-style-name="Heading_20_1">
      <style:text-properties officeooo:rsid="0033b8ce" officeooo:paragraph-rsid="003722b4"/>
    </style:style>
    <style:style style:name="P28" style:family="paragraph" style:parent-style-name="Heading_20_1">
      <style:text-properties officeooo:rsid="003722b4" officeooo:paragraph-rsid="003722b4"/>
    </style:style>
    <style:style style:name="P29" style:family="paragraph" style:parent-style-name="Heading_20_1">
      <style:text-properties officeooo:paragraph-rsid="0039afc9"/>
    </style:style>
    <style:style style:name="P30" style:family="paragraph" style:parent-style-name="Heading_20_1">
      <style:paragraph-properties fo:break-before="page"/>
      <style:text-properties officeooo:paragraph-rsid="0039afc9"/>
    </style:style>
    <style:style style:name="P31" style:family="paragraph" style:parent-style-name="Heading_20_2">
      <style:text-properties officeooo:paragraph-rsid="0032395f"/>
    </style:style>
    <style:style style:name="P32" style:family="paragraph" style:parent-style-name="Heading_20_2">
      <style:text-properties officeooo:rsid="0033b8ce" officeooo:paragraph-rsid="0033b8ce"/>
    </style:style>
    <style:style style:name="T1" style:family="text">
      <style:text-properties fo:font-variant="small-caps" fo:text-shadow="none"/>
    </style:style>
    <style:style style:name="T2" style:family="text">
      <style:text-properties style:font-name="Arial" fo:font-size="8pt"/>
    </style:style>
    <style:style style:name="T3" style:family="text">
      <style:text-properties fo:font-weight="normal"/>
    </style:style>
    <style:style style:name="T4" style:family="text">
      <style:text-properties officeooo:rsid="000e29e0"/>
    </style:style>
    <style:style style:name="T5" style:family="text">
      <style:text-properties fo:font-size="8pt" fo:font-weight="normal"/>
    </style:style>
    <style:style style:name="T6" style:family="text">
      <style:text-properties officeooo:rsid="0032395f"/>
    </style:style>
    <style:style style:name="T7" style:family="text">
      <style:text-properties officeooo:rsid="003d5840"/>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1139_50268823" text:style-name="Index_20_Link" text:visited-style-name="Index_20_Link">1. Einleitung<text:tab/>2</text:a></text:p>
          <text:p text:style-name="P15"><text:a xlink:type="simple" xlink:href="#__RefHeading__413_861071704" text:style-name="Index_20_Link" text:visited-style-name="Index_20_Link">1.1. Projektumfeld<text:tab/>2</text:a></text:p>
          <text:p text:style-name="P15"><text:a xlink:type="simple" xlink:href="#__RefHeading___Toc1141_50268823" text:style-name="Index_20_Link" text:visited-style-name="Index_20_Link">1.2. Projektziel<text:tab/>2</text:a></text:p>
          <text:p text:style-name="P15"><text:a xlink:type="simple" xlink:href="#__RefHeading___Toc1143_50268823" text:style-name="Index_20_Link" text:visited-style-name="Index_20_Link">1.3. Projektbegründung<text:tab/>2</text:a></text:p>
          <text:p text:style-name="P15"><text:a xlink:type="simple" xlink:href="#__RefHeading___Toc1151_50268823" text:style-name="Index_20_Link" text:visited-style-name="Index_20_Link">1.4. Projektschnittstellen<text:tab/>2</text:a></text:p>
          <text:p text:style-name="P15"><text:a xlink:type="simple" xlink:href="#__RefHeading___Toc1145_50268823" text:style-name="Index_20_Link" text:visited-style-name="Index_20_Link">1.5. Projektabgrenzung<text:tab/>2</text:a></text:p>
          <text:p text:style-name="P14"><text:a xlink:type="simple" xlink:href="#__RefHeading___Toc1204_50268823" text:style-name="Index_20_Link" text:visited-style-name="Index_20_Link">2. Projektplanung<text:tab/>2</text:a></text:p>
          <text:p text:style-name="P15"><text:a xlink:type="simple" xlink:href="#__RefHeading___Toc1206_50268823" text:style-name="Index_20_Link" text:visited-style-name="Index_20_Link">2.1. Projektphasen<text:tab/>2</text:a></text:p>
          <text:p text:style-name="P15"><text:a xlink:type="simple" xlink:href="#__RefHeading___Toc1208_50268823" text:style-name="Index_20_Link" text:visited-style-name="Index_20_Link">2.2. Abweichungen vom Projektantrag<text:tab/>2</text:a></text:p>
          <text:p text:style-name="P15"><text:a xlink:type="simple" xlink:href="#__RefHeading___Toc1210_50268823" text:style-name="Index_20_Link" text:visited-style-name="Index_20_Link">2.3. Ressourcenplanung<text:tab/>2</text:a></text:p>
          <text:p text:style-name="P15"><text:a xlink:type="simple" xlink:href="#__RefHeading___Toc1212_50268823" text:style-name="Index_20_Link" text:visited-style-name="Index_20_Link">2.4. Entwicklungsprozess<text:tab/>2</text:a></text:p>
          <text:p text:style-name="P14"><text:a xlink:type="simple" xlink:href="#__RefHeading___Toc1214_50268823" text:style-name="Index_20_Link" text:visited-style-name="Index_20_Link">3. Analysephase<text:tab/>2</text:a></text:p>
          <text:p text:style-name="P15"><text:a xlink:type="simple" xlink:href="#__RefHeading___Toc1216_50268823" text:style-name="Index_20_Link" text:visited-style-name="Index_20_Link">3.1. Ist-Analyse<text:tab/>2</text:a></text:p>
          <text:p text:style-name="P15"><text:a xlink:type="simple" xlink:href="#__RefHeading___Toc1218_50268823" text:style-name="Index_20_Link" text:visited-style-name="Index_20_Link">3.2. Wirtschaftlichkeitsanalyse<text:tab/>2</text:a></text:p>
          <text:p text:style-name="P16"><text:a xlink:type="simple" xlink:href="#__RefHeading___Toc1220_50268823" text:style-name="Index_20_Link" text:visited-style-name="Index_20_Link">3.2.1 „Make or Buy“-Entscheidung<text:tab/>2</text:a></text:p>
          <text:p text:style-name="P16"><text:a xlink:type="simple" xlink:href="#__RefHeading___Toc1222_50268823" text:style-name="Index_20_Link" text:visited-style-name="Index_20_Link">3.2.2 Projektkosten<text:tab/>2</text:a></text:p>
          <text:p text:style-name="P16"><text:a xlink:type="simple" xlink:href="#__RefHeading___Toc1224_50268823" text:style-name="Index_20_Link" text:visited-style-name="Index_20_Link">3.2.3 Amortisationsdauer<text:tab/>2</text:a></text:p>
          <text:p text:style-name="P15"><text:a xlink:type="simple" xlink:href="#__RefHeading___Toc1226_50268823" text:style-name="Index_20_Link" text:visited-style-name="Index_20_Link">3.3. Nutzwertanalyse<text:tab/>2</text:a></text:p>
          <text:p text:style-name="P15"><text:a xlink:type="simple" xlink:href="#__RefHeading___Toc1228_50268823" text:style-name="Index_20_Link" text:visited-style-name="Index_20_Link">3.4. Anwendungsfälle<text:tab/>2</text:a></text:p>
          <text:p text:style-name="P15"><text:a xlink:type="simple" xlink:href="#__RefHeading___Toc1230_50268823" text:style-name="Index_20_Link" text:visited-style-name="Index_20_Link">3.5. Qualitätsanforderungen<text:tab/>2</text:a></text:p>
          <text:p text:style-name="P15"><text:a xlink:type="simple" xlink:href="#__RefHeading___Toc1232_50268823" text:style-name="Index_20_Link" text:visited-style-name="Index_20_Link">3.6. Lastenheft/Fachkonzept<text:tab/>2</text:a></text:p>
          <text:p text:style-name="P15"><text:a xlink:type="simple" xlink:href="#__RefHeading___Toc1234_50268823" text:style-name="Index_20_Link" text:visited-style-name="Index_20_Link">3.7. Zwischenstand<text:tab/>2</text:a></text:p>
          <text:p text:style-name="P14"><text:a xlink:type="simple" xlink:href="#__RefHeading___Toc1236_50268823" text:style-name="Index_20_Link" text:visited-style-name="Index_20_Link">4. Entwurfsphase<text:tab/>2</text:a></text:p>
          <text:p text:style-name="P14"><text:a xlink:type="simple" xlink:href="#__RefHeading___Toc1238_50268823" text:style-name="Index_20_Link" text:visited-style-name="Index_20_Link">5. Implementierungsphase<text:tab/>2</text:a></text:p>
          <text:p text:style-name="P14"><text:a xlink:type="simple" xlink:href="#__RefHeading___Toc1240_50268823" text:style-name="Index_20_Link" text:visited-style-name="Index_20_Link">6. Abnahmephase<text:tab/>2</text:a></text:p>
          <text:p text:style-name="P14"><text:a xlink:type="simple" xlink:href="#__RefHeading___Toc1242_50268823" text:style-name="Index_20_Link" text:visited-style-name="Index_20_Link">7. Einführungsphase<text:tab/>2</text:a></text:p>
          <text:p text:style-name="P14"><text:a xlink:type="simple" xlink:href="#__RefHeading___Toc1244_50268823" text:style-name="Index_20_Link" text:visited-style-name="Index_20_Link">8. Dokumentation<text:tab/>2</text:a></text:p>
          <text:p text:style-name="P14"><text:a xlink:type="simple" xlink:href="#__RefHeading___Toc1246_50268823" text:style-name="Index_20_Link" text:visited-style-name="Index_20_Link">9. Fazit<text:tab/>2</text:a></text:p>
        </text:index-body>
      </text:table-of-content>
      <text:h text:style-name="P29" text:outline-level="1" text:is-list-header="true"><text:bookmark-start text:name="__RefHeading___Toc1139_50268823"/><text:bookmark-end text:name="__RefHeading___Toc1139_50268823"/></text:h>
      <text:h text:style-name="P30" text:outline-level="1"><text:span text:style-name="T6">Einleitung</text:span></text:h>
      <text:h text:style-name="P31" text:outline-level="2"><text:bookmark-start text:name="__RefHeading__413_861071704"/><text:s/><text:span text:style-name="T6">Projektumfeld</text:span><text:bookmark-end text:name="__RefHeading__413_861071704"/></text:h>
      <text:p text:style-name="P19">Auftraggeber des Projektes ist der Einzelhandel „Tante Emma“. Ein Kiosk welcher einen Lieferservice anbietet. Dieser soll durch das Produkt verwaltet werden</text:p>
      <text:h text:style-name="P31" text:outline-level="2"><text:bookmark-start text:name="__RefHeading___Toc1141_50268823"/><text:s/><text:span text:style-name="T6">Projektziel</text:span><text:bookmark-end text:name="__RefHeading___Toc1141_50268823"/></text:h>
      <text:p text:style-name="P19">Projektziel ist die Entwicklung einer Anwendung zur Verwaltung der Geschäftsprozesse des Einzelhandels. Dazu gehören die Verwaltung und Erfassung von Kunden und Mitarbeitern, das Durchführen von Geschäften und Anlieferungen und die Verwaltung des Sortiments und der aktuellen Bestände.</text:p>
      <text:h text:style-name="P31" text:outline-level="2"><text:bookmark-start text:name="__RefHeading___Toc1143_50268823"/><text:s/><text:span text:style-name="T6">Projektbegründung</text:span><text:bookmark-end text:name="__RefHeading___Toc1143_50268823"/></text:h>
      <text:p text:style-name="P19">Durch das Projekt erhofft sich das Unternehmen die Ablösung der bisher papierbasierten Verwaltung. Daher können Verkäufe leichter im Überblick behalten und auch die Bestände einfacher verwaltet werden können. Dies sorgt für schnellere Abläufe und weniger Fehler im Betrieb</text:p>
      <text:h text:style-name="P31" text:outline-level="2"><text:bookmark-start text:name="__RefHeading___Toc1151_50268823"/><text:s/><text:span text:style-name="T6">Projektschnittstellen</text:span><text:bookmark-end text:name="__RefHeading___Toc1151_50268823"/></text:h>
      <text:p text:style-name="P19">Benutzer der Anwendung sind die Angestellten des Einzelhandeluntermehmens, sowie der Geschäftsführerin. Ihr wird auch das Projekt am Ende der Entwicklung vorgestellt.</text:p>
      <text:h text:style-name="P31" text:outline-level="2"><text:bookmark-start text:name="__RefHeading___Toc1145_50268823"/><text:s/><text:span text:style-name="T6">Projektabgrenzung</text:span><text:bookmark-end text:name="__RefHeading___Toc1145_50268823"/></text:h>
      <text:p text:style-name="P19">Das Projekt soll explizit nicht dazu dienen buchhalterische Aufgaben zu erfüllen. Auch steht die Kundenintegrierung in das System nicht zur Debatte. Es handelt sich um eine interne Anwendung welche nur von den Mitarbeitern des Unternehmens genutzt wird.</text:p>
      <text:h text:style-name="P30" text:outline-level="1"><text:span text:style-name="T6">Projektplanung</text:span></text:h>
      <text:h text:style-name="P32" text:outline-level="2"><text:bookmark-start text:name="__RefHeading___Toc1206_50268823"/><text:s/>Projektphasen<text:bookmark-end text:name="__RefHeading___Toc1206_50268823"/></text:h>
      <text:p text:style-name="P20">Das Projekt muss in 5 Terminen mit 4 Zeiteinheiten je 45 Minuten durchgeführt werden. Zusätzlich dazu kommen eventuelle außerordentliche Arbeiten welche die Mitarbeiter selbst wählen können.</text:p>
      <text:p text:style-name="P20"/>
      <text:p text:style-name="P21">Diese Zeiteinheiten wurden wie folgt eingeteilt:</text:p>
      <table:table table:name="Tabelle4" table:style-name="Tabelle4">
        <table:table-column table:style-name="Tabelle4.A" table:number-columns-repeated="2"/>
        <table:table-row>
          <table:table-cell table:style-name="Tabelle4.A1" office:value-type="string">
            <text:p text:style-name="P23">Phase</text:p>
          </table:table-cell>
          <table:table-cell table:style-name="Tabelle4.B1" office:value-type="string">
            <text:p text:style-name="P24"><text:span text:style-name="T7">Zeiteinheiten (1ZE </text:span>≙ <text:span text:style-name="T7">45 min)</text:span></text:p>
          </table:table-cell>
        </table:table-row>
        <table:table-row>
          <table:table-cell table:style-name="Tabelle4.A2" office:value-type="string">
            <text:p text:style-name="Table_20_Contents"><text:s/><text:span text:style-name="T7">Analysephase</text:span></text:p>
          </table:table-cell>
          <table:table-cell table:style-name="Tabelle4.B2" office:value-type="string">
            <text:p text:style-name="P23">2</text:p>
          </table:table-cell>
        </table:table-row>
        <table:table-row>
          <table:table-cell table:style-name="Tabelle4.A2" office:value-type="string">
            <text:p text:style-name="P23">Konzeptphase</text:p>
          </table:table-cell>
          <table:table-cell table:style-name="Tabelle4.B2" office:value-type="string">
            <text:p text:style-name="P23">20</text:p>
          </table:table-cell>
        </table:table-row>
        <table:table-row>
          <table:table-cell table:style-name="Tabelle4.A2" office:value-type="string">
            <text:p text:style-name="P23">Implementierungsphase</text:p>
          </table:table-cell>
          <table:table-cell table:style-name="Tabelle4.B2" office:value-type="string">
            <text:p text:style-name="P23">42</text:p>
          </table:table-cell>
        </table:table-row>
        <table:table-row>
          <table:table-cell table:style-name="Tabelle4.A2" office:value-type="string">
            <text:p text:style-name="P23">Summe</text:p>
          </table:table-cell>
          <table:table-cell table:style-name="Tabelle4.B2" office:value-type="string">
            <text:p text:style-name="P23">64</text:p>
          </table:table-cell>
        </table:table-row>
      </table:table>
      <text:p text:style-name="P21"/>
      <text:h text:style-name="P32" text:outline-level="2"><text:bookmark-start text:name="__RefHeading___Toc1208_50268823"/><text:s/>Abweichungen vom Projektantrag<text:bookmark-end text:name="__RefHeading___Toc1208_50268823"/></text:h>
      <text:p text:style-name="P22">Es gab nur geringfügige Abweichungen vom Projektantrag. Diese waren der Usability und technischen Hintergründen geschuldet. So wurde zum Beispiel eine Möglichkeit gegeben Anlieferungen zu erfassen welche im Initialkonzept nicht erwähnt wurden</text:p>
      <text:h text:style-name="P32" text:outline-level="2"><text:bookmark-start text:name="__RefHeading___Toc1210_50268823"/><text:s/>Ressourcenplanung<text:bookmark-end text:name="__RefHeading___Toc1210_50268823"/></text:h>
      <text:h text:style-name="P32" text:outline-level="2"><text:bookmark-start text:name="__RefHeading___Toc1212_50268823"/><text:s/>Entwicklungsprozess<text:bookmark-end text:name="__RefHeading___Toc1212_50268823"/></text:h>
      <text:h text:style-name="P26" text:outline-level="1"><text:bookmark-start text:name="__RefHeading___Toc1214_50268823"/><text:s/>Analysephase<text:bookmark-end text:name="__RefHeading___Toc1214_50268823"/></text:h>
      <text:h text:style-name="P32" text:outline-level="2"><text:bookmark-start text:name="__RefHeading___Toc1216_50268823"/><text:s/>Ist-Analyse<text:bookmark-end text:name="__RefHeading___Toc1216_50268823"/></text:h>
      <text:h text:style-name="P32" text:outline-level="2"><text:bookmark-start text:name="__RefHeading___Toc1218_50268823"/><text:s/>Wirtschaftlichkeitsanalyse<text:bookmark-end text:name="__RefHeading___Toc1218_50268823"/></text:h>
      <text:h text:style-name="P25" text:outline-level="3"><text:bookmark-start text:name="__RefHeading___Toc1220_50268823"/><text:s/>„Make or Buy“-Entscheidung<text:bookmark-end text:name="__RefHeading___Toc1220_50268823"/></text:h>
      <text:h text:style-name="P25" text:outline-level="3"><text:bookmark-start text:name="__RefHeading___Toc1222_50268823"/><text:s/>Projektkosten<text:bookmark-end text:name="__RefHeading___Toc1222_50268823"/></text:h>
      <text:h text:style-name="P25" text:outline-level="3"><text:bookmark-start text:name="__RefHeading___Toc1224_50268823"/><text:s/>Amortisationsdauer<text:bookmark-end text:name="__RefHeading___Toc1224_50268823"/></text:h>
      <text:h text:style-name="P32" text:outline-level="2"><text:bookmark-start text:name="__RefHeading___Toc1226_50268823"/><text:s/>Nutzwertanalyse<text:bookmark-end text:name="__RefHeading___Toc1226_50268823"/></text:h>
      <text:h text:style-name="P32" text:outline-level="2"><text:bookmark-start text:name="__RefHeading___Toc1228_50268823"/><text:s/>Anwendungsfälle<text:bookmark-end text:name="__RefHeading___Toc1228_50268823"/></text:h>
      <text:h text:style-name="P32" text:outline-level="2"><text:bookmark-start text:name="__RefHeading___Toc1230_50268823"/><text:s/>Qualitätsanforderungen<text:bookmark-end text:name="__RefHeading___Toc1230_50268823"/></text:h>
      <text:h text:style-name="P32" text:outline-level="2"><text:bookmark-start text:name="__RefHeading___Toc1232_50268823"/><text:s/>Lastenheft/Fachkonzept<text:bookmark-end text:name="__RefHeading___Toc1232_50268823"/></text:h>
      <text:h text:style-name="P32" text:outline-level="2"><text:bookmark-start text:name="__RefHeading___Toc1234_50268823"/><text:s/>Zwischenstand<text:bookmark-end text:name="__RefHeading___Toc1234_50268823"/></text:h>
      <text:h text:style-name="P26" text:outline-level="1"><text:bookmark-start text:name="__RefHeading___Toc1236_50268823"/><text:s/>Entwurfsphase<text:bookmark-end text:name="__RefHeading___Toc1236_50268823"/></text:h>
      <text:h text:style-name="P26" text:outline-level="1"><text:bookmark-start text:name="__RefHeading___Toc1238_50268823"/><text:s text:c="2"/>Implementierungsphase<text:bookmark-end text:name="__RefHeading___Toc1238_50268823"/></text:h>
      <text:h text:style-name="P26" text:outline-level="1"><text:bookmark-start text:name="__RefHeading___Toc1244_50268823"/><text:s/>Dokumentation<text:bookmark-end text:name="__RefHeading___Toc1244_50268823"/></text:h>
      <text:p text:style-name="P18">Siehe Anhang</text:p>
      <text:h text:style-name="P27" text:outline-level="1"><text:bookmark-start text:name="__RefHeading___Toc1246_50268823"/><text:soft-page-break/><text:s/>Fazit<text:bookmark-end text:name="__RefHeading___Toc1246_50268823"/></text:h>
      <text:h text:style-name="P28" text:outline-level="1">Anhänge</text:h>
      <text:p text:style-name="P13"/>
      <text:p text:style-name="P13"/>
      <text:p text:style-name="P13"><text:bookmark-start text:name="__RefHeading___Toc1153_50268823"/><text:bookmark-end text:name="__RefHeading___Toc1153_50268823"/></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011cm" loext:contextual-spacing="false" fo:text-indent="0cm"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53cm" style:type="center"/>
          <style:tab-stop style:position="18.90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2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1" style:family="table">
      <style:table-properties fo:margin-left="0cm" fo:margin-right="0.007cm"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1.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1.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1.C2" style:family="table-cell">
      <style:table-cell-properties style:vertical-align="middle" style:border-line-width-bottom="0.002cm 0.035cm 0.002cm" fo:padding="0.097cm" fo:border-left="0.05pt solid #000000" fo:border-right="none" fo:border-top="none" fo:border-bottom="1.1pt double #000000"/>
    </style:style>
    <style:style style:name="Tabelle1.D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2" style:family="table">
      <style:table-properties fo:margin-left="0cm" fo:margin-right="0.007cm"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2.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2.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2.C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3" style:family="table">
      <style:table-properties style:width="17.993cm" fo:margin-left="0cm" fo:margin-right="0.007cm" table:align="margins"/>
    </style:style>
    <style:style style:name="Tabelle3.A" style:family="table-column">
      <style:table-column-properties style:column-width="3.239cm" style:rel-column-width="11796*"/>
    </style:style>
    <style:style style:name="Tabelle3.B" style:family="table-column">
      <style:table-column-properties style:column-width="14.755cm" style:rel-column-width="53739*"/>
    </style:style>
    <style:style style:name="Tabelle3.A1" style:family="table-cell">
      <style:table-cell-properties style:vertical-align="middle" style:border-line-width-left="0.002cm 0.035cm 0.002cm" style:border-line-width-top="0.002cm 0.035cm 0.002cm" style:border-line-width-bottom="0.002cm 0.035cm 0.002cm" fo:padding="0.097cm" fo:border-left="1.1pt double #000000" fo:border-right="none" fo:border-top="1.1pt double #000000" fo:border-bottom="1.1pt double #000000"/>
    </style:style>
    <style:style style:name="Tabelle3.B1.1" style:family="table-column">
      <style:table-column-properties style:column-width="10.966cm" style:rel-column-width="39942*"/>
    </style:style>
    <style:style style:name="Tabelle3.B1.2" style:family="table-column">
      <style:table-column-properties style:column-width="1.737cm" style:rel-column-width="6329*"/>
    </style:style>
    <style:style style:name="Tabelle3.B1.3" style:family="table-column">
      <style:table-column-properties style:column-width="2.05cm" style:rel-column-width="7468*"/>
    </style:style>
    <style:style style:name="Tabelle3.B1.1.1" style:family="table-cell">
      <style:table-cell-properties style:vertical-align="middle" style:border-line-width-top="0.002cm 0.035cm 0.002cm" fo:padding="0.097cm" fo:border-left="0.05pt solid #000000" fo:border-right="none" fo:border-top="1.1pt double #000000" fo:border-bottom="0.05pt solid #000000"/>
    </style:style>
    <style:style style:name="Tabelle3.B1.3.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3.B1.1.2" style:family="table-cell">
      <style:table-cell-properties style:vertical-align="middle" style:border-line-width-bottom="0.002cm 0.035cm 0.002cm" fo:padding="0.097cm" fo:border-left="0.05pt solid #000000" fo:border-right="none" fo:border-top="none" fo:border-bottom="1.1pt double #000000"/>
    </style:style>
    <style:style style:name="Tabelle3.B1.3.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officeooo:rsid="003547bb" officeooo:paragraph-rsid="003547bb"/>
    </style:style>
    <style:style style:name="MP11" style:family="paragraph" style:parent-style-name="Header">
      <style:paragraph-properties fo:text-align="center" style:justify-single-word="false"/>
      <style:text-properties style:font-name="Arial" fo:font-size="5pt" fo:text-shadow="1pt 1pt" fo:font-weight="bold"/>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52cm" fo:margin-left="2.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draw:fill="none" draw:fill-color="#99ccff"/>
      </style:header-style>
      <style:footer-style>
        <style:header-footer-properties svg:height="0.799cm" fo:margin-left="0cm" fo:margin-right="0cm" fo:margin-top="0.3cm" fo:background-color="transparent"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0.813cm" fo:margin-left="2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header-style>
      <style:footer-style>
        <style:header-footer-properties fo:min-height="0.998cm" fo:margin-left="0cm" fo:margin-right="0cm" fo:margin-top="0.499cm"/>
      </style:footer-style>
    </style:page-layout>
    <number:date-style style:name="N10107" number:language="de" number:country="DE" number:title="Benutzerdefiniert">
      <number:month number:style="long"/>
      <number:text>/</number:text>
      <number:year/>
    </number:date-style>
    <number:date-style style:name="N10108" number:language="de" number:country="DE" number:title="Benutzerdefiniert">
      <number:month number:style="long"/>
      <number:text>/</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7" text:date-value="2017-06-07T15:23:21.542846183">06/17</text:date><text:span text:style-name="MT2"><text:tab/></text:span><text:span text:style-name="MT2"><text:page-number text:select-page="current">0</text:page-number></text:span><text:span text:style-name="MT2">/</text:span><text:span text:style-name="MT2"><text:page-count>4</text:page-count></text:span><text:tab/>GK</text:p>
      </style:footer>
      <style:footer-left>
        <text:p text:style-name="MP7"><text:date style:data-style-name="N10107" text:date-value="2017-06-07T15:23:21.544280117">06/17</text:date><text:span text:style-name="MT2"><text:tab/></text:span><text:span text:style-name="MT2"><text:page-number text:select-page="current">0</text:page-number></text:span><text:span text:style-name="MT2">/</text:span><text:span text:style-name="MT2"><text:page-count>4</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3.006cm" svg:height="1.221cm" draw:z-index="3"><draw:image xlink:href="Pictures/10000000000002C4000001209C83B4C7A3235286.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rozessorientierter Bericht</text:p>
                  </table:table-cell>
                  <table:covered-table-cell/>
                  <table:table-cell table:style-name="Tabelle3.B1.3.2" office:value-type="string">
                    <text:p text:style-name="MP2"><text:span text:style-name="MT5">Seite</text:span> <text:page-number text:select-page="current">4</text:page-number>/<text:page-count>4</text:page-count></text:p>
                  </table:table-cell>
                </table:table-row>
              </table:table>
            </table:table-cell>
          </table:table-row>
        </table:table>
        <text:p text:style-name="MP11"/>
      </style:header>
      <style:footer>
        <text:p text:style-name="MP7"><text:date style:data-style-name="N10108" text:date-value="2017-06-07T15:23:21.551425899">06/2017</text:date><text:span text:style-name="MT2"><text:tab/></text:span><text:span text:style-name="MT2"><text:page-number text:select-page="current">4</text:page-number></text:span><text:span text:style-name="MT2">/</text:span><text:span text:style-name="MT2"><text:page-count>4</text:page-count></text:span><text:tab/>K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5-05-20T08:50:22.754000000</meta:creation-date>
    <dc:language>de-DE</dc:language>
    <meta:editing-cycles>34</meta:editing-cycles>
    <meta:editing-duration>PT8H50M25S</meta:editing-duration>
    <dc:date>2017-06-07T15:23:06.356449102</dc:date>
    <meta:document-statistic meta:table-count="4" meta:image-count="1" meta:object-count="0" meta:page-count="4" meta:paragraph-count="92" meta:word-count="413" meta:character-count="3168" meta:non-whitespace-character-count="2847"/>
    <meta:user-defined meta:name="Info 1"/>
    <meta:user-defined meta:name="Info 2"/>
    <meta:user-defined meta:name="Info 3"/>
    <meta:user-defined meta:name="Info 4"/>
  </office:meta>
</office:document-meta>
</file>